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25-01-19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392" calcext:value-type="float">
            <text:p>92.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24-01-05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1376" calcext:value-type="float">
            <text:p>91.7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23-01-06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0896" calcext:value-type="float">
            <text:p>91.7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22-01-06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1816" calcext:value-type="float">
            <text:p>91.4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21-01-07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20-01-04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19-01-05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1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18-01-05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17-01-06 16:49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16-01-05 15:05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15-01-05 18:41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14-01-05 18:27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5712" calcext:value-type="float">
            <text:p>89.1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13-01-06 16:23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13-01-06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9408" calcext:value-type="float">
            <text:p>88.9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12-01-06 22:34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196" calcext:value-type="float">
            <text:p>88.0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11-01-07 13:48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1176" calcext:value-type="float">
            <text:p>86.3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11-01-06 23:31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10-01-05 22:48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09-01-08 14:27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08-01-28 21:1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07-01-24 15:10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06-01-08 19:34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05-01-11 19:44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416" calcext:value-type="float">
            <text:p>82.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04-01-05 19:32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03-01-09 22:39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4832" calcext:value-type="float">
            <text:p>82.0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03-01-09 19:38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1784" calcext:value-type="float">
            <text:p>82.0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02-01-06 20:55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01-01-05 19:45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2000-01-06 19:22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2928" calcext:value-type="float">
            <text:p>79.0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06100446001</text:p>
          </table:table-cell>
          <table:table-cell office:value-type="string" calcext:value-type="string">
            <text:p>1999-01-06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6544" calcext:value-type="float">
            <text:p>78.2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